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262.69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0.95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3381a1" fo:wrap-option="wrap" style:vertical-align="top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color="#3381a1" style:font-name="Ubuntu"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fo:color="#3381a1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color="#e9a533" style:font-name="Ubuntu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color="#e9a533"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 style:vertical-align="top"/>
      <style:text-properties style:font-name="Ubuntu"/>
    </style:style>
    <style:style style:name="ce8" style:family="table-cell" style:parent-style-name="Default">
      <style:table-cell-properties fo:wrap-option="wrap" style:vertical-align="top"/>
      <style:text-properties fo:color="#3381a1" style:font-name="Ubuntu"/>
    </style:style>
    <style:style style:name="ce9" style:family="table-cell" style:parent-style-name="Default">
      <style:table-cell-properties fo:wrap-option="wrap" style:vertical-align="top"/>
      <style:text-properties fo:color="#e9a533" style:font-name="Ubuntu"/>
    </style:style>
    <style:style style:name="ce10" style:family="table-cell" style:parent-style-name="Default">
      <style:table-cell-properties fo:background-color="#3381a1" style:text-align-source="fix" style:repeat-content="false" fo:wrap-option="wrap" style:vertical-align="top"/>
      <style:paragraph-properties fo:text-align="center" fo:margin-left="0pt"/>
      <style:text-properties fo:color="#ffffff" style:font-name="Ubuntu"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center" fo:margin-left="0pt"/>
      <style:text-properties fo:color="#3381a1" style:font-name="Ubuntu"/>
    </style:style>
    <style:style style:name="ce12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center" fo:margin-left="0pt"/>
      <style:text-properties fo:color="#e9a533" style:font-name="Ubuntu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font-name="Ubuntu"/>
    </style:style>
    <style:style style:name="T1" style:family="text">
      <style:text-properties style:font-name="Ubuntu Mono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number-columns-repeated="1019" table:default-cell-style-name="ce7"/>
        <table:table-header-rows>
          <table:table-row table:style-name="ro1">
            <table:table-cell table:style-name="ce1" office:value-type="string" calcext:value-type="string">
              <text:p>Category</text:p>
            </table:table-cell>
            <table:table-cell table:style-name="ce1" office:value-type="string" calcext:value-type="string">
              <text:p>Topic</text:p>
            </table:table-cell>
            <table:table-cell table:style-name="ce10" office:value-type="string" calcext:value-type="string">
              <text:p>Note Cards</text:p>
            </table:table-cell>
            <table:table-cell table:style-name="ce10" office:value-type="string" calcext:value-type="string">
              <text:p>Study Guide</text:p>
            </table:table-cell>
            <table:table-cell table:style-name="ce1" office:value-type="string" calcext:value-type="string">
              <text:p>Comments</text:p>
            </table:table-cell>
            <table:table-cell table:number-columns-repeated="1019"/>
          </table:table-row>
        </table:table-header-rows>
        <table:table-row table:style-name="ro1">
          <table:table-cell table:style-name="ce2" office:value-type="string" calcext:value-type="string">
            <text:p>MySQL Architecture</text:p>
          </table:table-cell>
          <table:table-cell table:style-name="ce8" office:value-type="string" calcext:value-type="string">
            <text:p>Use MySQL client programs to interface with the MySQL Server interactively and in batch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Describe SQL Modes and their impact on behavior of MySQL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Identify characteristics which have session scope</text:p>
          </table:table-cell>
          <table:table-cell table:style-name="ce11"/>
          <table:table-cell table:style-name="ce11" office:value-type="percentage" office:value="0" calcext:value-type="percentage">
            <text:p>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MySQL Syntax</text:p>
          </table:table-cell>
          <table:table-cell table:style-name="ce9" office:value-type="string" calcext:value-type="string">
            <text:p>Explain MySQL of identifiers including case sensitivity, qualified names, aliases and use of reserved word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dentify MySQL data type properties and appropriate usage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Recognize and use common functions and expressions for all MySQL data types</text:p>
          </table:table-cell>
          <table:table-cell table:style-name="ce12" table:number-columns-repeated="2"/>
          <table:table-cell table:style-name="ce9" office:value-type="string" calcext:value-type="string">
            <text:p>Make a list of basic functions.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dentify and use comment syntax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tilize prepared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transactions and transaction isolation levels and the impact they have on database behavior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MySQL Schema Objects</text:p>
          </table:table-cell>
          <table:table-cell table:style-name="ce8" office:value-type="string" calcext:value-type="string">
            <text:p>Design and create normalized databases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Create and modify tables using appropriate data types and indexing</text:p>
          </table:table-cell>
          <table:table-cell table:style-name="ce11" table:number-columns-repeated="2"/>
          <table:table-cell table:style-name="ce8" office:value-type="string" calcext:value-type="string">
            <text:p>Look at how to alter a table with<text:span text:style-name="T1"> ALTER TABLE MODIFY</text:span> instead of <text:span text:style-name="T1">ALTER TABLE CHANGE COLUMN</text:span>...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Describe and create table constraints enforcing data integrity</text:p>
          </table:table-cell>
          <table:table-cell table:style-name="ce11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Creating and modifying views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Identify and use various methods to obtain metadata for MySQL database objects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Stored Programs</text:p>
          </table:table-cell>
          <table:table-cell table:style-name="ce9" office:value-type="string" calcext:value-type="string">
            <text:p>Describe and use trigger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reate and execute stored procedure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reate and use stored function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mplement error handling within stored procedure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Querying for Data</text:p>
          </table:table-cell>
          <table:table-cell table:style-name="ce8" office:value-type="string" calcext:value-type="string">
            <text:p>Execute a basic SELECT statement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Limit rows returned by a SELECT statement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Limit columns returned by a SELECT statement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Apply sorting to SELECT statement results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Execute SELECT statements which aggregate and group data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ing Data</text:p>
          </table:table-cell>
          <table:table-cell table:style-name="ce9" office:value-type="string" calcext:value-type="string">
            <text:p>Describe and execute INSERT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REPLACE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UPDATE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TRUNCATE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LOAD DATA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DELETE statements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Joins, Subqueries, and UNION</text:p>
          </table:table-cell>
          <table:table-cell table:style-name="ce8" office:value-type="string" calcext:value-type="string">
            <text:p>Identify, describe and use JOINs in MySQL commands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Describe and utilize subqueries in MySQL commands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Perform operations using UNION clause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MySQL App Development</text:p>
          </table:table-cell>
          <table:table-cell table:style-name="ce9" office:value-type="string" calcext:value-type="string">
            <text:p>Identify key characteristics, features &amp; options for PHP, Java &amp; .NET development using MySQL standard drivers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Java application that uses MySQ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PHP application that uses MySQ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0.5" calcext:value-type="percentage">
            <text:p>5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.NET application that uses MySQ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nterpret MySQL error message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ollect available diagnostic information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se NoSQL</text:p>
          </table:table-cell>
          <table:table-cell table:style-name="ce12"/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se memcached API</text:p>
          </table:table-cell>
          <table:table-cell table:style-name="ce12"/>
          <table:table-cell table:style-name="ce12" office:value-type="percentage" office:value="0.5" calcext:value-type="percentage">
            <text:p>5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Basic Optimizations</text:p>
          </table:table-cell>
          <table:table-cell table:style-name="ce8" office:value-type="string" calcext:value-type="string">
            <text:p>Identify statements requiring optimization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Recognize and create optimal indexes for query optimization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Recognize and fix sub-optimal SQL commands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Identify appropriate optimization strategies for InnoDB usage</text:p>
          </table:table-cell>
          <table:table-cell table:number-columns-repeated="2" table:style-name="ce11" office:value-type="percentage" office:value="0" calcext:value-type="percentage">
            <text:p>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Optimize performance through data normalization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 table:number-rows-repeated="8">
          <table:table-cell table:style-name="ce6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 style:page-usage="right">
      <style:page-layout-properties fo:page-width="792pt" fo:page-height="612pt" style:num-format="1" style:print-orientation="landscape" fo:margin-top="54pt" fo:margin-bottom="36pt" fo:margin-left="54pt" fo:margin-right="54pt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14.4pt" fo:margin-left="0pt" fo:margin-right="0pt" fo:margin-bottom="0pt" fo:background-color="transparen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style style:name="MT1" style:family="text">
      <style:text-properties fo:color="#3381a1" style:font-name="Ubuntu1" fo:font-size="20pt"/>
    </style:style>
  </office:automatic-styles>
  <office:master-styles>
    <style:master-page style:name="Default" style:page-layout-name="Mpm1">
      <style:header>
        <style:region-left>
          <text:p><text:span text:style-name="MT1">MySQL 5.6 Certification Exam</text:span></text:p>
        </style:region-left>
      </style:header>
      <style:header-left style:display="false"/>
      <style:footer>
        <style:region-left>
          <text:p><text:file-name text:display="full">???</text:file-name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20:15:15.596490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anders</meta:initial-creator>
    <meta:creation-date>2018-06-17T14:41:05.429309540</meta:creation-date>
    <dc:date>2018-08-13T20:36:41.582584483</dc:date>
    <dc:creator>Tim Sanders</dc:creator>
    <meta:editing-duration>P1DT15H45M45S</meta:editing-duration>
    <meta:editing-cycles>10</meta:editing-cycles>
    <meta:generator>LibreOffice/5.0.0.5$MacOSX_X86_64 LibreOffice_project/1b1a90865e348b492231e1c451437d7a15bb262b</meta:generator>
    <meta:printed-by>Tim Sanders</meta:printed-by>
    <meta:print-date>2018-08-13T20:35:15.665046275</meta:print-date>
    <meta:document-statistic meta:table-count="1" meta:cell-count="115" meta:object-count="0"/>
  </office:meta>
</office:document-meta>
</file>